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left="0.4984in" fo:margin-right="0in" fo:text-indent="0in" style:auto-text-indent="false"/>
      <style:text-properties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auntix Installation Guide</text:h>
      <text:p text:style-name="Standard"/>
      <text:p text:style-name="Standard"/>
      <text:p text:style-name="P2">Installing Hauntix on bare hardware</text:p>
      <text:p text:style-name="Standard"/>
      <text:p text:style-name="P1">Steps:</text:p>
      <text:p text:style-name="Standard"/>
      <text:p text:style-name="Standard">Install Ubuntu 10.04 LTS Desktop</text:p>
      <text:p text:style-name="Standard"><text:tab/>Time: <text:s/>Approx 15 mins</text:p>
      <text:p text:style-name="Standard"><text:tab/>Keep network at DHCP while you're setting it up.</text:p>
      <text:p text:style-name="Standard"><text:tab/>System name: <text:s/>something like station1, station2, … or haunt1, haunt2, ...</text:p>
      <text:p text:style-name="Standard"/>
      <text:p text:style-name="Standard">Update everything</text:p>
      <text:p text:style-name="Standard"><text:tab/># sudo apt-get update </text:p>
      <text:p text:style-name="Standard"><text:tab/># sudo apt-get upgrade</text:p>
      <text:p text:style-name="Standard"/>
      <text:p text:style-name="Standard">Disable future s/w updates:</text:p>
      <text:p text:style-name="Standard"><text:tab/>System → Administration → Software Sources → Updates Tab</text:p>
      <text:p text:style-name="Standard"><text:tab/>We disable updates to keep the system stable.</text:p>
      <text:p text:style-name="Standard"><text:tab/>The only thing I noticed that could be a problem is the ELO touchscreen drivers. <text:s/>If the linux kernel is ever updated, remember to rebuild the elo-ser drivers (just redo the 'make' steps and the ./install.sh step).</text:p>
      <text:p text:style-name="Standard"/>
      <text:p text:style-name="Standard">System → Preferences →Screensaver</text:p>
      <text:p text:style-name="Standard"><text:tab/>Turn it off, no locking, etc</text:p>
      <text:p text:style-name="Standard"/>
      <text:p text:style-name="Standard">Setup System → Preferences → Remote Desktop sharing (VNC)</text:p>
      <text:p text:style-name="Standard"/>
      <text:p text:style-name="Standard">Make the toolbar panels (top &amp; bottom) autohide.</text:p>
      <text:p text:style-name="Standard"/>
      <text:p text:style-name="Standard">Disable the default keyring password. <text:s/>Otherwise it'll be prompting on the desktop for the keyring password, the first time you remote-in to view the desktop. <text:s/>You may have to wait on this step until the keyring is created – the VNC step will do that.</text:p>
      <text:p text:style-name="Standard"><text:tab/>Applications → Accessories → Passwords and Encryption Keys</text:p>
      <text:p text:style-name="Standard"><text:tab/>Right click on the default keyring, to change the password.</text:p>
      <text:p text:style-name="Standard"><text:tab/>Enter the old password, and leave the new one blank. <text:s/>It'll complain, but accept anyway.</text:p>
      <text:p text:style-name="Standard"/>
      <text:p text:style-name="Standard">Install Packages</text:p>
      <text:p text:style-name="Standard"/>
      <text:p text:style-name="Standard"><text:tab/># sudo tasksel</text:p>
      <text:p text:style-name="Standard"><text:tab/><text:tab/>Select </text:p>
      <text:p text:style-name="Standard"><text:tab/><text:tab/><text:tab/>Basic Ubuntu server</text:p>
      <text:p text:style-name="Standard"><text:tab/><text:tab/><text:tab/>OpenSSH server</text:p>
      <text:p text:style-name="Standard"><text:tab/><text:tab/><text:tab/>LAMP server <text:s/>(just for the database)</text:p>
      <text:p text:style-name="Standard"><text:tab/><text:tab/>Already selected in tasksel, leave these enabled: </text:p>
      <text:p text:style-name="Standard"><text:tab/><text:tab/><text:tab/>Print server</text:p>
      <text:p text:style-name="Standard"><text:tab/><text:tab/><text:tab/>Ubuntu desktop</text:p>
      <text:p text:style-name="Standard"><text:soft-page-break/><text:tab/><text:tab/>When it asks for the MySQL database password, use the TT one.</text:p>
      <text:p text:style-name="Standard"/>
      <text:p text:style-name="Standard"/>
      <text:p text:style-name="Standard"><text:tab/># sudo apt-get update</text:p>
      <text:p text:style-name="Standard"><text:tab/># sudo apt-get install libtk-perl libcrypt-ssleay-perl libconfig-std-perl </text:p>
      <text:p text:style-name="Standard"><text:tab/><text:tab/>libdate-manip-perl vim </text:p>
      <text:p text:style-name="Standard"><text:tab/>For ELO touchscreen drivers (you can add these to the above apt-get install):</text:p>
      <text:p text:style-name="Standard"><text:tab/># sudo apt-get install make build-essential libmotif3 </text:p>
      <text:p text:style-name="Standard"/>
      <text:p text:style-name="Standard">Install additional Perl Packages (and their dependencies)</text:p>
      <text:p text:style-name="Standard"><text:tab/># sudo perl -MCPAN -e 'install Tk::FmtEntry'</text:p>
      <text:p text:style-name="Standard"><text:tab/># sudo perl -MCPAN -e 'install Tk::FullKeypad'</text:p>
      <text:p text:style-name="Standard"><text:tab/># sudo perl -MCPAN -e 'install Tk::NumKeypad'</text:p>
      <text:p text:style-name="Standard"><text:tab/># sudo perl -MCPAN -e 'install Tk::DoCommand'</text:p>
      <text:p text:style-name="Standard"><text:tab/># sudo perl -MCPAN -e 'install Term::Emit'</text:p>
      <text:p text:style-name="Standard"><text:tab/># sudo perl -MCPAN -e 'install Proc::Killfam'</text:p>
      <text:p text:style-name="Standard"/>
      <text:p text:style-name="Standard"/>
      <text:p text:style-name="Standard">Install touchscreen drivers etc:</text:p>
      <text:p text:style-name="Standard"><text:tab/>First, set the serial port to 9600 8N1. <text:s/>We'll have the touchscreen serial cable connected to COM1, which is /dev/ttyS0</text:p>
      <text:p text:style-name="Standard"/>
      <text:p text:style-name="Standard"><text:tab/>Follow these instructions: <text:s text:c="6"/><text:a xlink:type="simple" xlink:href="http://www.elotouch.com/files/install/Elo_Linux_Serial_v3.3.0_i686_Installation_Instructions.txt">http://www.elotouch.com/files/install/Elo_Linux_Serial_v3.3.0_i686_Installation_Instructions.txt</text:a></text:p>
      <text:p text:style-name="Standard"/>
      <text:p text:style-name="P3">Note: For Step II of the instructions, you'll have to boot into single user mode and create an <text:s/>xorg.conf file using “sudo X -configure”. <text:s/>This is because Ubuntu does an autoprobe of the hardware to determine the configuration on the fly, so it's normally doesn't need the config file. <text:s text:c="2"/>The instructions mention this as a possibility; for Ubuntu 10.04, you need to do it, so you'll have a config that you can modify.</text:p>
      <text:p text:style-name="P3">The X -configure command will put a new xorg.conf file in your home directory.</text:p>
      <text:p text:style-name="P3">Copy this to /usr/lib/X11as xorg.conf . <text:s/>Make the necessary modifications, then restart the gdm, or reboot.</text:p>
      <text:p text:style-name="Standard"/>
      <text:p text:style-name="Standard"><text:tab/>Create a launcher on the desktop to run the calibration program:</text:p>
      <text:p text:style-name="Standard"><text:tab/><text:tab/>/etc/opt/elo-ser/elova --nvram</text:p>
      <text:p text:style-name="Standard"><text:tab/>Run it to do an initial calibration.</text:p>
      <text:p text:style-name="Standard"/>
      <text:p text:style-name="Standard">If this is the system that will hold the database, setup MySQL to accept connections from other systems:</text:p>
      <text:p text:style-name="Standard"><text:tab/>Edit /etc/mysql/my.cnf</text:p>
      <text:p text:style-name="Standard"><text:tab/>Find the line with bind-address = in it. <text:s/>It will be 127.0.0.1</text:p>
      <text:p text:style-name="Standard"><text:tab/>Change this to the address in use now. <text:s/>0.0.0.0 mean all addresses.</text:p>
      <text:p text:style-name="Standard"><text:tab/>Restart the server: <text:s/># sudo service mysql restart</text:p>
      <text:p text:style-name="Standard"/>
      <text:p text:style-name="Standard">Install Hauntix:</text:p>
      <text:p text:style-name="Standard"><text:tab/># sudo dpkg -i hauntix_0.5_all.deb (or use the GUI installer)</text:p>
      <text:p text:style-name="Standard"/>
      <text:p text:style-name="Standard"><text:tab/>Create a launcher on the desktop to run hauntix-pos</text:p>
      <text:p text:style-name="Standard"><text:soft-page-break/></text:p>
      <text:p text:style-name="Standard"><text:tab/>and/or hauntix-acc (depending upon the role of this system)</text:p>
      <text:p text:style-name="Standard"/>
      <text:p text:style-name="Standard">If this is the system that will hold the database, Setup initial Hauntix Database</text:p>
      <text:p text:style-name="Standard"><text:tab/># mysql -u root –password=whatever &lt; /usr/share/htx/hauntix_create.sql</text:p>
      <text:p text:style-name="Standard"><text:tab/># mysql -u root –password=whatever &lt; /usr/share/htx/hauntix_test_data.sql</text:p>
      <text:p text:style-name="Standard"/>
      <text:p text:style-name="Standard"><text:tab/>The database is setup once on one of the systems that's designated as a server.</text:p>
      <text:p text:style-name="Standard"><text:tab/>The other POS systems will point to the server for database access.</text:p>
      <text:p text:style-name="Standard"/>
      <text:p text:style-name="Standard">If a POS station, setup printers</text:p>
      <text:p text:style-name="Standard"><text:tab/>Connect 'em and turn' em on</text:p>
      <text:p text:style-name="Standard"><text:tab/><text:tab/>Receipt usually on COM2 (/dev/ttyS1)</text:p>
      <text:p text:style-name="Standard"><text:tab/><text:tab/>Ticket printer on Parallel LPT#1</text:p>
      <text:p text:style-name="Standard"><text:tab/>Receipt printer:</text:p>
      <text:p text:style-name="Standard"><text:tab/><text:tab/># sudo stty -F /dev/ttyS1 38400</text:p>
      <text:p text:style-name="Standard"><text:tab/><text:tab/>System → Administration → Printers</text:p>
      <text:p text:style-name="Standard"><text:tab/><text:tab/>Make a generic <text:span text:style-name="T1">RAW</text:span> queue named <text:span text:style-name="T1">receipt-1</text:span> (or -2, -3, etc)</text:p>
      <text:p text:style-name="Standard"><text:tab/>Ticket printer:</text:p>
      <text:p text:style-name="Standard"><text:tab/><text:tab/>System → Administration → Printers</text:p>
      <text:p text:style-name="Standard"><text:tab/><text:tab/>Make a generic <text:span text:style-name="T1">RAW</text:span> queue named tix<text:span text:style-name="T1">-1</text:span> (or -2, -3, etc)</text:p>
      <text:p text:style-name="Standard"/>
      <text:p text:style-name="Standard"><text:tab/>Don't forget to physically configure the printers.</text:p>
      <text:p text:style-name="Standard"><text:tab/>Set the media size and top-of-form for the ticket printer.</text:p>
      <text:p text:style-name="Standard"><text:tab/><text:tab/>F1 to go offline, then hold F2 until blink.</text:p>
      <text:p text:style-name="Standard"><text:tab/><text:tab/>F1/F2 to step thru values/items</text:p>
      <text:p text:style-name="Standard"><text:tab/><text:tab/>Typical Settings :</text:p>
      <text:p text:style-name="Standard"><text:tab/><text:tab/><text:tab/>Media Stock ID 5</text:p>
      <text:p text:style-name="Standard"><text:tab/><text:tab/><text:tab/>Parser mode DPL</text:p>
      <text:p text:style-name="Standard"/>
      <text:p text:style-name="Standard"><text:tab/>Edit the /etc/htx/hauntix.config file to use these printer queue names</text:p>
      <text:p text:style-name="Standard"/>
      <text:p text:style-name="Standard"><text:tab/><text:span text:style-name="T1">***TODO</text:span>: <text:s/>Need simple test scripts to check and print to the queues.</text:p>
      <text:p text:style-name="Standard"/>
      <text:p text:style-name="Standard">Edit rest of hauntix conf</text:p>
      <text:p text:style-name="Standard"><text:tab/>While in /etc/htx/hauntix.conf, set also the </text:p>
      <text:p text:style-name="Standard"><text:tab/><text:tab/>station_id</text:p>
      <text:p text:style-name="Standard"><text:tab/><text:tab/>tax_rate</text:p>
      <text:p text:style-name="Standard"><text:tab/><text:tab/>auto_increment_offset</text:p>
      <text:p text:style-name="Standard"/>
      <text:p text:style-name="Standard">Test hauntix</text:p>
      <text:p text:style-name="Standard"><text:tab/># hauntix-pos</text:p>
      <text:p text:style-name="Standard"/>
      <text:p text:style-name="Standard">Setup network like it will be in ticket boot</text:p>
      <text:p text:style-name="Standard"><text:tab/>/etc/network/interfaces</text:p>
      <text:p text:style-name="Standard"><text:tab/><text:tab/>auto eth0</text:p>
      <text:p text:style-name="Standard"><text:tab/><text:tab/>iface eth0 inet static</text:p>
      <text:p text:style-name="Standard"><text:tab/><text:tab/>address 13.0.0.131</text:p>
      <text:p text:style-name="Standard"><text:tab/><text:tab/>netmask 255.255.255.0</text:p>
      <text:p text:style-name="Standard"><text:soft-page-break/><text:tab/><text:tab/>gateway 13.0.0.1</text:p>
      <text:p text:style-name="Standard"/>
      <text:p text:style-name="Standard">If this is the system that will hold the database, Change MySQL server to bind to the new address.</text:p>
      <text:p text:style-name="Standard"><text:tab/>Edit /etc/mysql/my.cnf</text:p>
      <text:p text:style-name="Standard"><text:tab/>Find the line with bind-address = in it. <text:s/>It will be 127.0.0.1</text:p>
      <text:p text:style-name="Standard"><text:tab/>Change this to the address in use now. <text:s/>Address 0.0.0.0 means any interface.</text:p>
      <text:p text:style-name="Standard"><text:tab/>Restart the server: <text:s/># sudo service mysql restart</text:p>
      <text:p text:style-name="Standard"/>
      <text:p text:style-name="Standard">Profit!</text:p>
      <text:p text:style-name="Standard"/>
      <text:p text:style-name="Standard">Optional</text:p>
      <text:p text:style-name="Standard">-----------</text:p>
      <text:p text:style-name="Standard">Setup user accounts, optionally set to autorun hauntix on login.</text:p>
      <text:p text:style-name="Standard">Add hostnames of other systems to /etc/hosts</text:p>
      <text:p text:style-name="Standard"/>
      <text:p text:style-name="Standard"/>
      <text:p text:style-name="Standard"/>
      <text:h text:style-name="Heading_20_2" text:outline-level="2">Our Haunted Mines Configuration</text:h>
      <text:p text:style-name="Standard"/>
      <text:p text:style-name="Standard"/>
      <text:p text:style-name="Standard">Touchscreen Serial<text:tab/>COM1<text:tab/>/dev/ttyS0<text:tab/>9600 8N1</text:p>
      <text:p text:style-name="Standard">Receipt Printer<text:tab/>COM2<text:tab/>/dev/ttyS1<text:tab/>38400 8N1</text:p>
      <text:p text:style-name="Standard">Barcode scanner<text:tab/>COM3<text:tab/>/dev/ttyS2<text:tab/>9600 8N1</text:p>
      <text:p text:style-name="Standard">Alpha sign<text:tab/><text:tab/>COM4<text:tab/>/dev/ttyS3<text:tab/>9600 8N1</text:p>
      <text:p text:style-name="Standard">Ticket Printer<text:tab/><text:tab/>LPR<text:tab/><text:tab/><text:tab/>parallel</text:p>
      <text:p text:style-name="Standard"/>
      <text:p text:style-name="Standard"/>
      <text:p text:style-name="Standard">Except the entry scanning station #5, it has no printers, and only 2 com ports, so it's:</text:p>
      <text:p text:style-name="Standard">Touchscreen Serial<text:tab/>COM1<text:tab/>/dev/ttyS0<text:tab/>9600 8N1</text:p>
      <text:p text:style-name="Standard">Barcode scanner<text:tab/>COM2<text:tab/>/dev/ttyS1<text:tab/>9600 8N1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teve Roscio</meta:initial-creator>
    <meta:creation-date>2010-09-26T13:10:09</meta:creation-date>
    <meta:generator>OpenOffice.org/3.1$Unix OpenOffice.org_project/310m19$Build-9420</meta:generator>
    <dc:date>2010-10-01T10:48:49</dc:date>
    <dc:creator>Steve Roscio</dc:creator>
    <meta:editing-duration>PT12H59M49S</meta:editing-duration>
    <meta:editing-cycles>52</meta:editing-cycles>
    <meta:document-statistic meta:table-count="0" meta:image-count="0" meta:object-count="0" meta:page-count="4" meta:paragraph-count="120" meta:word-count="928" meta:character-count="5930"/>
  </office:meta>
</office:document-meta>
</file>